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7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WS2812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WS2812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5050-4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WorldSemi 5050 RGB LED verB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8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 table:number-columns-repeated="2" table:style-name="ce7" office:value-type="string">
            <text:p>VD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 table:number-columns-repeated="2" table:style-name="ce7" office:value-type="string">
            <text:p>DOUT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7" office:value-type="float" office:value="4">
            <text:p>4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DIN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7" office:value-type="float" office:value="3">
            <text:p>3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VSS</text:p>
          </table:table-cell>
          <table:table-cell table:style-name="ce14" table:number-columns-repeated="249"/>
        </table:table-row>
        <table:table-row table:style-name="ro2" table:number-rows-repeated="2">
          <table:table-cell table:style-name="ce4"/>
          <table:table-cell table:style-name="ce7" table:number-columns-repeated="6"/>
          <table:table-cell table:style-name="ce14" table:number-columns-repeated="249"/>
        </table:table-row>
        <table:table-row table:style-name="ro2" table:number-rows-repeated="14">
          <table:table-cell table:style-name="ce4" table:number-columns-repeated="6"/>
          <table:table-cell table:style-name="ce17"/>
          <table:table-cell table:style-name="ce14" table:number-columns-repeated="249"/>
        </table:table-row>
        <table:table-row table:style-name="ro2" table:number-rows-repeated="71">
          <table:table-cell table:style-name="ce8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3-17T14:56:06</dc:date>
    <dc:language>de-DE</dc:language>
    <meta:editing-cycles>8</meta:editing-cycles>
    <meta:editing-duration>PT30M38S</meta:editing-duration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